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Que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Kill Skeli Bobs</text:p>
          </table:table-cell>
          <table:table-cell office:value-type="string">
            <text:p>Kill Skeli Bobs down the road</text:p>
          </table:table-cell>
          <table:table-cell/>
        </table:table-row>
        <table:table-row table:style-name="ro1">
          <table:table-cell/>
          <table:table-cell office:value-type="string">
            <text:p>Qbjectives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Kill 5 Skeli Bobs</text:p>
          </table:table-cell>
          <table:table-cell office:value-type="string">
            <text:p>Hunt</text:p>
          </table:table-cell>
          <table:table-cell office:value-type="string">
            <text:p>Amoun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28/09/2018</text:date>, <text:time>20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S</meta:editing-duration>
    <meta:editing-cycles>7</meta:editing-cycles>
    <meta:generator>OpenOffice/4.1.2$Win32 OpenOffice.org_project/412m3$Build-9782</meta:generator>
    <dc:date>2018-09-28T20:39:12.85</dc:date>
    <dc:creator>Izack Glossop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